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7000000ACEC1F9508.png" manifest:media-type="image/png"/>
  <manifest:file-entry manifest:full-path="Pictures/100000000000027C0000007CA1FBDCD0.png" manifest:media-type="image/png"/>
  <manifest:file-entry manifest:full-path="Pictures/1000000000000206000000B9E592834F.png" manifest:media-type="image/png"/>
  <manifest:file-entry manifest:full-path="Pictures/10000000000002D9000000B3255C6492.png" manifest:media-type="image/png"/>
  <manifest:file-entry manifest:full-path="Pictures/100000000000020B0000007B8087EE4E.png" manifest:media-type="image/png"/>
  <manifest:file-entry manifest:full-path="Pictures/100000000000018A000000C0DE22AEF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2a965" officeooo:paragraph-rsid="0002a965"/>
    </style:style>
    <style:style style:name="P2" style:family="paragraph" style:parent-style-name="Standard">
      <style:text-properties style:text-underline-style="solid" style:text-underline-width="auto" style:text-underline-color="font-color" officeooo:rsid="00043c35" officeooo:paragraph-rsid="00043c35"/>
    </style:style>
    <style:style style:name="P3" style:family="paragraph" style:parent-style-name="Standard">
      <style:text-properties style:text-underline-style="none" officeooo:rsid="0002a965" officeooo:paragraph-rsid="0002a965"/>
    </style:style>
    <style:style style:name="P4" style:family="paragraph" style:parent-style-name="Standard">
      <style:text-properties style:text-underline-style="none" officeooo:rsid="00043c35" officeooo:paragraph-rsid="00043c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-</text:p>
      <text:p text:style-name="P1"><draw:frame draw:style-name="fr1" draw:name="Imagen1" text:anchor-type="paragraph" svg:x="0.139cm" svg:y="0.212cm" svg:width="10.425cm" svg:height="5.08cm" draw:z-index="0"><draw:image xlink:href="Pictures/100000000000018A000000C0DE22AEF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>2.-</text:p>
      <text:p text:style-name="P3"><draw:frame draw:style-name="fr1" draw:name="Imagen2" text:anchor-type="paragraph" svg:x="0.18cm" svg:y="0cm" svg:width="13.838cm" svg:height="3.254cm" draw:z-index="1"><draw:image xlink:href="Pictures/100000000000020B0000007B8087EE4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3.-</text:p>
      <text:p text:style-name="P3"><draw:frame draw:style-name="fr1" draw:name="Imagen4" text:anchor-type="paragraph" svg:x="-0.212cm" svg:y="0cm" svg:width="17cm" svg:height="4.173cm" draw:z-index="3"><draw:image xlink:href="Pictures/10000000000002D9000000B3255C6492.png" xlink:type="simple" xlink:show="embed" xlink:actuate="onLoad"/></draw:frame></text:p>
      <text:p text:style-name="P4">4.-</text:p>
      <text:p text:style-name="P4"><draw:frame draw:style-name="fr1" draw:name="Imagen3" text:anchor-type="paragraph" svg:x="0.351cm" svg:y="0.286cm" svg:width="13.705cm" svg:height="4.895cm" draw:z-index="2"><draw:image xlink:href="Pictures/1000000000000206000000B9E592834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5.-</text:p>
      <text:p text:style-name="P4"><draw:frame draw:style-name="fr1" draw:name="Imagen5" text:anchor-type="paragraph" svg:x="0.086cm" svg:y="0.212cm" svg:width="16.828cm" svg:height="3.281cm" draw:z-index="4"><draw:image xlink:href="Pictures/100000000000027C0000007CA1FBDCD0.png" xlink:type="simple" xlink:show="embed" xlink:actuate="onLoad"/></draw:frame></text:p>
      <text:p text:style-name="P4">6.-</text:p>
      <text:p text:style-name="P2"><draw:frame draw:style-name="fr1" draw:name="Imagen6" text:anchor-type="paragraph" svg:x="0.339cm" svg:y="0.397cm" svg:width="13.309cm" svg:height="4.551cm" draw:z-index="5"><draw:image xlink:href="Pictures/10000000000001F7000000ACEC1F950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20:41:00.285039591</meta:creation-date>
    <dc:date>2016-11-14T21:04:56.384652370</dc:date>
    <meta:editing-duration>PT8M45S</meta:editing-duration>
    <meta:editing-cycles>2</meta:editing-cycles>
    <meta:generator>LibreOffice/4.4.7.2$Linux_X86_64 LibreOffice_project/40m0$Build-2</meta:generator>
    <meta:document-statistic meta:table-count="0" meta:image-count="6" meta:object-count="0" meta:page-count="2" meta:paragraph-count="6" meta:word-count="6" meta:character-count="18" meta:non-whitespace-character-count="18"/>
  </office:meta>
</office:document-meta>
</file>